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entury Gothic" svg:font-family="Century Gothic" style:font-family-generic="swiss" style:font-pitch="variable" svg:panose-1="2 11 5 2 2 2 2 2 2 4"/>
    <style:font-face style:name="IBMPlexMono, 'Courier New', mon" svg:font-family="IBMPlexMono, 'Courier New', mon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entury Gothic" style:font-name-complex="Century Gothic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Century Gothic" style:font-name-complex="Century Gothic" fo:font-weight="bold" style:font-weight-asian="bold" style:font-weight-complex="bold" fo:font-size="20pt" style:font-size-asian="20pt" style:font-size-complex="20pt"/>
    </style:style>
    <style:style style:name="P15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16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17" style:parent-style-name="Standard" style:list-style-name="LFO1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 fo:language="en" fo:country="GB"/>
    </style:style>
    <style:style style:name="P18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 fo:language="en" fo:country="GB"/>
    </style:style>
    <style:style style:name="T19" style:parent-style-name="Fuentedepárrafopredeter." style:family="text">
      <style:text-properties style:font-name="Century Gothic" style:font-name-complex="Century Gothic" fo:font-size="11pt" style:font-size-asian="11pt" style:font-size-complex="11pt"/>
    </style:style>
    <style:style style:name="P20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/>
    </style:style>
    <style:style style:name="T21" style:parent-style-name="Fuentedepárrafopredeter." style:family="text">
      <style:text-properties style:font-name="IBMPlexMono, 'Courier New', mon" style:font-name-complex="Century Gothic" fo:color="#000000" fo:font-size="9.5pt" style:font-size-asian="9.5pt" style:font-size-complex="11pt" fo:background-color="#FFFFFF" fo:language="en" fo:country="GB"/>
    </style:style>
    <style:style style:name="P22" style:parent-style-name="Standard" style:family="paragraph">
      <style:paragraph-properties style:line-height-at-least="0.1875in"/>
    </style:style>
    <style:style style:name="T23" style:parent-style-name="Fuentedepárrafopredeter." style:family="text">
      <style:text-properties fo:color="#000000" fo:background-color="#FFFFFF" fo:language="en" fo:country="GB"/>
    </style:style>
    <style:style style:name="T24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25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26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27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8" style:parent-style-name="Standard" style:family="paragraph">
      <style:paragraph-properties style:line-height-at-least="0.1875in"/>
    </style:style>
    <style:style style:name="T29" style:parent-style-name="Fuentedepárrafopredeter." style:family="text">
      <style:text-properties fo:color="#000000" fo:background-color="#FFFFFF" fo:language="en" fo:country="GB"/>
    </style:style>
    <style:style style:name="T30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31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32" style:parent-style-name="Fuentedepárrafopredeter." style:family="text">
      <style:text-properties style:font-name="IBMPlexMono, 'Courier New', mon" fo:font-weight="bold" style:font-weight-asian="bold" fo:color="#0451A5" fo:font-size="9pt" style:font-size-asian="9pt" fo:background-color="#FFFFFF" fo:language="en" fo:country="GB"/>
    </style:style>
    <style:style style:name="T33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34" style:parent-style-name="Standard" style:family="paragraph">
      <style:paragraph-properties style:line-height-at-least="0.1875in"/>
    </style:style>
    <style:style style:name="T35" style:parent-style-name="Fuentedepárrafopredeter." style:family="text">
      <style:text-properties fo:color="#000000" fo:background-color="#FFFFFF" fo:language="en" fo:country="GB"/>
    </style:style>
    <style:style style:name="T36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37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38" style:parent-style-name="Fuentedepárrafopredeter." style:family="text">
      <style:text-properties style:font-name="IBMPlexMono, 'Courier New', mon" fo:font-weight="bold" style:font-weight-asian="bold" fo:color="#0451A5" fo:font-size="9pt" style:font-size-asian="9pt" fo:background-color="#FFFFFF" fo:language="en" fo:country="GB"/>
    </style:style>
    <style:style style:name="T39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40" style:parent-style-name="Standard" style:family="paragraph">
      <style:paragraph-properties style:line-height-at-least="0.1875in"/>
    </style:style>
    <style:style style:name="T41" style:parent-style-name="Fuentedepárrafopredeter." style:family="text">
      <style:text-properties fo:color="#000000" fo:background-color="#FFFFFF" fo:language="en" fo:country="GB"/>
    </style:style>
    <style:style style:name="T42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43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44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45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46" style:parent-style-name="Standard" style:family="paragraph">
      <style:paragraph-properties style:line-height-at-least="0.1875in"/>
    </style:style>
    <style:style style:name="T47" style:parent-style-name="Fuentedepárrafopredeter." style:family="text">
      <style:text-properties fo:color="#000000" fo:background-color="#FFFFFF" fo:language="en" fo:country="GB"/>
    </style:style>
    <style:style style:name="T48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49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50" style:parent-style-name="Fuentedepárrafopredeter." style:family="text">
      <style:text-properties style:font-name="IBMPlexMono, 'Courier New', mon" fo:font-weight="bold" style:font-weight-asian="bold" fo:color="#0451A5" fo:font-size="9pt" style:font-size-asian="9pt" fo:background-color="#FFFFFF"/>
    </style:style>
    <style:style style:name="P51" style:parent-style-name="Standard" style:family="paragraph">
      <style:paragraph-properties style:line-height-at-least="0.1875in"/>
    </style:style>
    <style:style style:name="T52" style:parent-style-name="Fuentedepárrafopredeter." style:family="text">
      <style:text-properties fo:color="#000000" fo:background-color="#FFFFFF"/>
    </style:style>
    <style:style style:name="T53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54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/>
    </style:style>
    <style:style style:name="P55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56" style:parent-style-name="Standard" style:list-style-name="LFO1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 fo:language="en" fo:country="GB"/>
    </style:style>
    <style:style style:name="P57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 fo:language="en" fo:country="GB"/>
    </style:style>
    <style:style style:name="T58" style:parent-style-name="Fuentedepárrafopredeter." style:family="text">
      <style:text-properties style:font-name="Century Gothic" style:font-name-complex="Century Gothic" fo:font-size="11pt" style:font-size-asian="11pt" style:font-size-complex="11pt"/>
    </style:style>
    <style:style style:name="T59" style:parent-style-name="Fuentedepárrafopredeter." style:family="text">
      <style:text-properties style:font-name="Century Gothic" style:font-name-complex="Century Gothic" fo:font-weight="bold" style:font-weight-asian="bold" style:font-weight-complex="bold" fo:font-size="11pt" style:font-size-asian="11pt" style:font-size-complex="11pt"/>
    </style:style>
    <style:style style:name="T60" style:parent-style-name="Fuentedepárrafopredeter." style:family="text">
      <style:text-properties style:font-name="Century Gothic" style:font-name-complex="Century Gothic" fo:font-size="11pt" style:font-size-asian="11pt" style:font-size-complex="11pt"/>
    </style:style>
    <style:style style:name="P61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62" style:parent-style-name="Standard" style:family="paragraph">
      <style:text-properties style:font-name="IBMPlexMono, 'Courier New', mon" style:font-name-complex="Century Gothic" fo:color="#000000" fo:font-size="9.5pt" style:font-size-asian="9.5pt" style:font-size-complex="11pt" fo:background-color="#FFFFFF" fo:language="en" fo:country="GB"/>
    </style:style>
    <style:style style:name="P63" style:parent-style-name="Standard" style:family="paragraph">
      <style:paragraph-properties style:line-height-at-least="0.1875in"/>
    </style:style>
    <style:style style:name="T64" style:parent-style-name="Fuentedepárrafopredeter." style:family="text">
      <style:text-properties fo:color="#000000" fo:background-color="#FFFFFF" fo:language="en" fo:country="GB"/>
    </style:style>
    <style:style style:name="T65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6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67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68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69" style:parent-style-name="Standard" style:family="paragraph">
      <style:paragraph-properties style:line-height-at-least="0.1875in"/>
    </style:style>
    <style:style style:name="T70" style:parent-style-name="Fuentedepárrafopredeter." style:family="text">
      <style:text-properties fo:color="#000000" fo:background-color="#FFFFFF" fo:language="en" fo:country="GB"/>
    </style:style>
    <style:style style:name="T71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7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73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74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75" style:parent-style-name="Standard" style:family="paragraph">
      <style:paragraph-properties style:line-height-at-least="0.1875in"/>
    </style:style>
    <style:style style:name="T76" style:parent-style-name="Fuentedepárrafopredeter." style:family="text">
      <style:text-properties fo:color="#000000" fo:background-color="#FFFFFF" fo:language="en" fo:country="GB"/>
    </style:style>
    <style:style style:name="T77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78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79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80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81" style:parent-style-name="Standard" style:family="paragraph">
      <style:paragraph-properties style:line-height-at-least="0.1875in"/>
    </style:style>
    <style:style style:name="T82" style:parent-style-name="Fuentedepárrafopredeter." style:family="text">
      <style:text-properties fo:color="#000000" fo:background-color="#FFFFFF" fo:language="en" fo:country="GB"/>
    </style:style>
    <style:style style:name="T83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84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85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8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87" style:parent-style-name="Standard" style:family="paragraph">
      <style:paragraph-properties style:line-height-at-least="0.1875in"/>
    </style:style>
    <style:style style:name="T88" style:parent-style-name="Fuentedepárrafopredeter." style:family="text">
      <style:text-properties fo:color="#000000" fo:background-color="#FFFFFF" fo:language="en" fo:country="GB"/>
    </style:style>
    <style:style style:name="T89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90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91" style:parent-style-name="Fuentedepárrafopredeter." style:family="text">
      <style:text-properties style:font-name="IBMPlexMono, 'Courier New', mon" fo:color="#098658" fo:font-size="9pt" style:font-size-asian="9pt" fo:background-color="#FFFFFF"/>
    </style:style>
    <style:style style:name="T92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93" style:parent-style-name="Standard" style:family="paragraph">
      <style:paragraph-properties style:line-height-at-least="0.1875in"/>
    </style:style>
    <style:style style:name="T94" style:parent-style-name="Fuentedepárrafopredeter." style:family="text">
      <style:text-properties fo:color="#000000" fo:background-color="#FFFFFF"/>
    </style:style>
    <style:style style:name="T95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96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97" style:parent-style-name="Standard" style:family="paragraph">
      <style:paragraph-properties style:line-height-at-least="0.1875in"/>
    </style:style>
    <style:style style:name="T98" style:parent-style-name="Fuentedepárrafopredeter." style:family="text">
      <style:text-properties fo:color="#000000" fo:background-color="#FFFFFF"/>
    </style:style>
    <style:style style:name="T99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100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101" style:parent-style-name="Fuentedepárrafopredeter." style:family="text">
      <style:text-properties style:font-name="IBMPlexMono, 'Courier New', mon" fo:color="#0451A5" fo:font-size="9pt" style:font-size-asian="9pt" fo:background-color="#FFFFFF"/>
    </style:style>
    <style:style style:name="T102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103" style:parent-style-name="Standard" style:family="paragraph">
      <style:paragraph-properties style:line-height-at-least="0.1875in"/>
    </style:style>
    <style:style style:name="T104" style:parent-style-name="Fuentedepárrafopredeter." style:family="text">
      <style:text-properties fo:color="#000000" fo:background-color="#FFFFFF"/>
    </style:style>
    <style:style style:name="T105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0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07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108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09" style:parent-style-name="Standard" style:family="paragraph">
      <style:paragraph-properties style:line-height-at-least="0.1875in"/>
    </style:style>
    <style:style style:name="T110" style:parent-style-name="Fuentedepárrafopredeter." style:family="text">
      <style:text-properties fo:color="#000000" fo:background-color="#FFFFFF" fo:language="en" fo:country="GB"/>
    </style:style>
    <style:style style:name="T111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1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13" style:parent-style-name="Fuentedepárrafopredeter." style:family="text">
      <style:text-properties style:font-name="IBMPlexMono, 'Courier New', mon" fo:font-weight="bold" style:font-weight-asian="bold" fo:color="#0451A5" fo:font-size="9pt" style:font-size-asian="9pt" fo:background-color="#FFFFFF" fo:language="en" fo:country="GB"/>
    </style:style>
    <style:style style:name="P114" style:parent-style-name="Standard" style:family="paragraph">
      <style:paragraph-properties style:line-height-at-least="0.1875in"/>
    </style:style>
    <style:style style:name="T115" style:parent-style-name="Fuentedepárrafopredeter." style:family="text">
      <style:text-properties fo:color="#000000" fo:background-color="#FFFFFF" fo:language="en" fo:country="GB"/>
    </style:style>
    <style:style style:name="T11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17" style:parent-style-name="Standard" style:family="paragraph">
      <style:paragraph-properties style:line-height-at-least="0.1875in"/>
    </style:style>
    <style:style style:name="T118" style:parent-style-name="Fuentedepárrafopredeter." style:family="text">
      <style:text-properties fo:color="#000000" fo:background-color="#FFFFFF" fo:language="en" fo:country="GB"/>
    </style:style>
    <style:style style:name="T119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20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21" style:parent-style-name="Standard" style:family="paragraph">
      <style:paragraph-properties style:line-height-at-least="0.1875in"/>
    </style:style>
    <style:style style:name="T12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23" style:parent-style-name="Standard" style:family="paragraph">
      <style:paragraph-properties style:line-height-at-least="0.1875in"/>
    </style:style>
    <style:style style:name="T124" style:parent-style-name="Fuentedepárrafopredeter." style:family="text">
      <style:text-properties fo:color="#000000" fo:background-color="#FFFFFF" fo:language="en" fo:country="GB"/>
    </style:style>
    <style:style style:name="T125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2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27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128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29" style:parent-style-name="Standard" style:family="paragraph">
      <style:paragraph-properties style:line-height-at-least="0.1875in"/>
    </style:style>
    <style:style style:name="T130" style:parent-style-name="Fuentedepárrafopredeter." style:family="text">
      <style:text-properties fo:color="#000000" fo:background-color="#FFFFFF" fo:language="en" fo:country="GB"/>
    </style:style>
    <style:style style:name="T131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3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33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134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35" style:parent-style-name="Standard" style:family="paragraph">
      <style:paragraph-properties style:line-height-at-least="0.1875in"/>
    </style:style>
    <style:style style:name="T136" style:parent-style-name="Fuentedepárrafopredeter." style:family="text">
      <style:text-properties fo:color="#000000" fo:background-color="#FFFFFF" fo:language="en" fo:country="GB"/>
    </style:style>
    <style:style style:name="T137" style:parent-style-name="Fuentedepárrafopredeter." style:family="text">
      <style:text-properties fo:color="#000000" fo:background-color="#FFFFFF" fo:language="en" fo:country="GB"/>
    </style:style>
    <style:style style:name="T138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39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40" style:parent-style-name="Standard" style:family="paragraph">
      <style:paragraph-properties style:line-height-at-least="0.1875in"/>
    </style:style>
    <style:style style:name="T141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4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43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144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45" style:parent-style-name="Standard" style:family="paragraph">
      <style:paragraph-properties style:line-height-at-least="0.1875in"/>
    </style:style>
    <style:style style:name="T146" style:parent-style-name="Fuentedepárrafopredeter." style:family="text">
      <style:text-properties fo:color="#000000" fo:background-color="#FFFFFF" fo:language="en" fo:country="GB"/>
    </style:style>
    <style:style style:name="T147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148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149" style:parent-style-name="Fuentedepárrafopredeter." style:family="text">
      <style:text-properties style:font-name="IBMPlexMono, 'Courier New', mon" fo:color="#0451A5" fo:font-size="9pt" style:font-size-asian="9pt" fo:background-color="#FFFFFF"/>
    </style:style>
    <style:style style:name="T150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151" style:parent-style-name="Standard" style:family="paragraph">
      <style:paragraph-properties style:line-height-at-least="0.1875in"/>
    </style:style>
    <style:style style:name="T152" style:parent-style-name="Fuentedepárrafopredeter." style:family="text">
      <style:text-properties fo:color="#000000" fo:background-color="#FFFFFF"/>
    </style:style>
    <style:style style:name="T153" style:parent-style-name="Fuentedepárrafopredeter." style:family="text">
      <style:text-properties fo:color="#000000" fo:background-color="#FFFFFF"/>
    </style:style>
    <style:style style:name="T154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155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156" style:parent-style-name="Fuentedepárrafopredeter." style:family="text">
      <style:text-properties style:font-name="IBMPlexMono, 'Courier New', mon" fo:color="#0451A5" fo:font-size="9pt" style:font-size-asian="9pt" fo:background-color="#FFFFFF"/>
    </style:style>
    <style:style style:name="P157" style:parent-style-name="Standard" style:family="paragraph">
      <style:paragraph-properties style:line-height-at-least="0.1875in"/>
    </style:style>
    <style:style style:name="T158" style:parent-style-name="Fuentedepárrafopredeter." style:family="text">
      <style:text-properties fo:color="#000000" fo:background-color="#FFFFFF"/>
    </style:style>
    <style:style style:name="T159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60" style:parent-style-name="Standard" style:family="paragraph">
      <style:paragraph-properties style:line-height-at-least="0.1875in"/>
    </style:style>
    <style:style style:name="T161" style:parent-style-name="Fuentedepárrafopredeter." style:family="text">
      <style:text-properties fo:color="#000000" fo:background-color="#FFFFFF" fo:language="en" fo:country="GB"/>
    </style:style>
    <style:style style:name="T16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63" style:parent-style-name="Standard" style:family="paragraph">
      <style:paragraph-properties style:line-height-at-least="0.1875in"/>
    </style:style>
    <style:style style:name="T164" style:parent-style-name="Fuentedepárrafopredeter." style:family="text">
      <style:text-properties fo:color="#000000" fo:background-color="#FFFFFF" fo:language="en" fo:country="GB"/>
    </style:style>
    <style:style style:name="T165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66" style:parent-style-name="Standard" style:family="paragraph">
      <style:paragraph-properties style:line-height-at-least="0.1875in"/>
    </style:style>
    <style:style style:name="T167" style:parent-style-name="Fuentedepárrafopredeter." style:family="text">
      <style:text-properties fo:color="#000000" fo:background-color="#FFFFFF" fo:language="en" fo:country="GB"/>
    </style:style>
    <style:style style:name="T168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69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70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171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72" style:parent-style-name="Standard" style:family="paragraph">
      <style:paragraph-properties style:line-height-at-least="0.1875in"/>
    </style:style>
    <style:style style:name="T173" style:parent-style-name="Fuentedepárrafopredeter." style:family="text">
      <style:text-properties fo:color="#000000" fo:background-color="#FFFFFF" fo:language="en" fo:country="GB"/>
    </style:style>
    <style:style style:name="T174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75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76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177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78" style:parent-style-name="Standard" style:family="paragraph">
      <style:paragraph-properties style:line-height-at-least="0.1875in"/>
    </style:style>
    <style:style style:name="T179" style:parent-style-name="Fuentedepárrafopredeter." style:family="text">
      <style:text-properties fo:color="#000000" fo:background-color="#FFFFFF" fo:language="en" fo:country="GB"/>
    </style:style>
    <style:style style:name="T180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81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82" style:parent-style-name="Standard" style:family="paragraph">
      <style:paragraph-properties style:line-height-at-least="0.1875in"/>
    </style:style>
    <style:style style:name="T183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84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85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18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87" style:parent-style-name="Standard" style:family="paragraph">
      <style:paragraph-properties style:line-height-at-least="0.1875in"/>
    </style:style>
    <style:style style:name="T188" style:parent-style-name="Fuentedepárrafopredeter." style:family="text">
      <style:text-properties fo:color="#000000" fo:background-color="#FFFFFF" fo:language="en" fo:country="GB"/>
    </style:style>
    <style:style style:name="T189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190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191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19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193" style:parent-style-name="Standard" style:family="paragraph">
      <style:paragraph-properties style:line-height-at-least="0.1875in"/>
    </style:style>
    <style:style style:name="T194" style:parent-style-name="Fuentedepárrafopredeter." style:family="text">
      <style:text-properties fo:color="#000000" fo:background-color="#FFFFFF" fo:language="en" fo:country="GB"/>
    </style:style>
    <style:style style:name="T195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196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197" style:parent-style-name="Fuentedepárrafopredeter." style:family="text">
      <style:text-properties style:font-name="IBMPlexMono, 'Courier New', mon" fo:color="#0451A5" fo:font-size="9pt" style:font-size-asian="9pt" fo:background-color="#FFFFFF"/>
    </style:style>
    <style:style style:name="P198" style:parent-style-name="Standard" style:family="paragraph">
      <style:paragraph-properties style:line-height-at-least="0.1875in"/>
    </style:style>
    <style:style style:name="T199" style:parent-style-name="Fuentedepárrafopredeter." style:family="text">
      <style:text-properties fo:color="#000000" fo:background-color="#FFFFFF"/>
    </style:style>
    <style:style style:name="T200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01" style:parent-style-name="Standard" style:family="paragraph">
      <style:paragraph-properties style:line-height-at-least="0.1875in"/>
    </style:style>
    <style:style style:name="T202" style:parent-style-name="Fuentedepárrafopredeter." style:family="text">
      <style:text-properties fo:color="#000000" fo:background-color="#FFFFFF" fo:language="en" fo:country="GB"/>
    </style:style>
    <style:style style:name="T203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04" style:parent-style-name="Standard" style:family="paragraph">
      <style:paragraph-properties style:line-height-at-least="0.1875in"/>
    </style:style>
    <style:style style:name="T205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06" style:parent-style-name="Standard" style:family="paragraph">
      <style:paragraph-properties style:line-height-at-least="0.1875in"/>
    </style:style>
    <style:style style:name="T207" style:parent-style-name="Fuentedepárrafopredeter." style:family="text">
      <style:text-properties fo:color="#000000" fo:background-color="#FFFFFF" fo:language="en" fo:country="GB"/>
    </style:style>
    <style:style style:name="T208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209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210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211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12" style:parent-style-name="Standard" style:family="paragraph">
      <style:paragraph-properties style:line-height-at-least="0.1875in"/>
    </style:style>
    <style:style style:name="T213" style:parent-style-name="Fuentedepárrafopredeter." style:family="text">
      <style:text-properties fo:color="#000000" fo:background-color="#FFFFFF" fo:language="en" fo:country="GB"/>
    </style:style>
    <style:style style:name="T214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215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216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217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18" style:parent-style-name="Standard" style:family="paragraph">
      <style:paragraph-properties style:line-height-at-least="0.1875in"/>
    </style:style>
    <style:style style:name="T219" style:parent-style-name="Fuentedepárrafopredeter." style:family="text">
      <style:text-properties fo:color="#000000" fo:background-color="#FFFFFF" fo:language="en" fo:country="GB"/>
    </style:style>
    <style:style style:name="T220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221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22" style:parent-style-name="Standard" style:family="paragraph">
      <style:paragraph-properties style:line-height-at-least="0.1875in"/>
    </style:style>
    <style:style style:name="T223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224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225" style:parent-style-name="Fuentedepárrafopredeter." style:family="text">
      <style:text-properties style:font-name="IBMPlexMono, 'Courier New', mon" fo:color="#098658" fo:font-size="9pt" style:font-size-asian="9pt" fo:background-color="#FFFFFF" fo:language="en" fo:country="GB"/>
    </style:style>
    <style:style style:name="T226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27" style:parent-style-name="Standard" style:family="paragraph">
      <style:paragraph-properties style:line-height-at-least="0.1875in"/>
    </style:style>
    <style:style style:name="T228" style:parent-style-name="Fuentedepárrafopredeter." style:family="text">
      <style:text-properties fo:color="#000000" fo:background-color="#FFFFFF" fo:language="en" fo:country="GB"/>
    </style:style>
    <style:style style:name="T229" style:parent-style-name="Fuentedepárrafopredeter." style:family="text">
      <style:text-properties style:font-name="IBMPlexMono, 'Courier New', mon" fo:color="#A31515" fo:font-size="9pt" style:font-size-asian="9pt" fo:background-color="#FFFFFF" fo:language="en" fo:country="GB"/>
    </style:style>
    <style:style style:name="T230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T231" style:parent-style-name="Fuentedepárrafopredeter." style:family="text">
      <style:text-properties style:font-name="IBMPlexMono, 'Courier New', mon" fo:color="#0451A5" fo:font-size="9pt" style:font-size-asian="9pt" fo:background-color="#FFFFFF" fo:language="en" fo:country="GB"/>
    </style:style>
    <style:style style:name="T232" style:parent-style-name="Fuentedepárrafopredeter." style:family="text">
      <style:text-properties style:font-name="IBMPlexMono, 'Courier New', mon" fo:color="#000000" fo:font-size="9pt" style:font-size-asian="9pt" fo:background-color="#FFFFFF" fo:language="en" fo:country="GB"/>
    </style:style>
    <style:style style:name="P233" style:parent-style-name="Standard" style:family="paragraph">
      <style:paragraph-properties style:line-height-at-least="0.1875in"/>
    </style:style>
    <style:style style:name="T234" style:parent-style-name="Fuentedepárrafopredeter." style:family="text">
      <style:text-properties fo:color="#000000" fo:background-color="#FFFFFF" fo:language="en" fo:country="GB"/>
    </style:style>
    <style:style style:name="T235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236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237" style:parent-style-name="Fuentedepárrafopredeter." style:family="text">
      <style:text-properties style:font-name="IBMPlexMono, 'Courier New', mon" fo:color="#0451A5" fo:font-size="9pt" style:font-size-asian="9pt" fo:background-color="#FFFFFF"/>
    </style:style>
    <style:style style:name="P238" style:parent-style-name="Standard" style:family="paragraph">
      <style:paragraph-properties style:line-height-at-least="0.1875in"/>
    </style:style>
    <style:style style:name="T239" style:parent-style-name="Fuentedepárrafopredeter." style:family="text">
      <style:text-properties fo:color="#000000" fo:background-color="#FFFFFF"/>
    </style:style>
    <style:style style:name="T240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241" style:parent-style-name="Standard" style:family="paragraph">
      <style:paragraph-properties style:line-height-at-least="0.1875in"/>
    </style:style>
    <style:style style:name="T242" style:parent-style-name="Fuentedepárrafopredeter." style:family="text">
      <style:text-properties fo:color="#000000" fo:background-color="#FFFFFF"/>
    </style:style>
    <style:style style:name="T243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244" style:parent-style-name="Standard" style:family="paragraph">
      <style:paragraph-properties style:line-height-at-least="0.1875in"/>
    </style:style>
    <style:style style:name="T245" style:parent-style-name="Fuentedepárrafopredeter." style:family="text">
      <style:text-properties fo:color="#000000" fo:background-color="#FFFFFF"/>
    </style:style>
    <style:style style:name="T246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247" style:parent-style-name="Standard" style:family="paragraph">
      <style:paragraph-properties style:line-height-at-least="0.1875in"/>
      <style:text-properties style:font-name="IBMPlexMono, 'Courier New', mon" fo:color="#000000" fo:font-size="9pt" style:font-size-asian="9pt" fo:background-color="#FFFFFF"/>
    </style:style>
    <style:style style:name="P248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49" style:parent-style-name="Standard" style:list-style-name="LFO1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 fo:language="en" fo:country="GB"/>
    </style:style>
    <style:style style:name="P250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 fo:language="en" fo:country="GB"/>
    </style:style>
    <style:style style:name="P251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52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53" style:parent-style-name="Standard" style:family="paragraph">
      <style:text-properties style:font-name="IBMPlexMono, 'Courier New', mon" style:font-name-complex="Century Gothic" fo:color="#000000" fo:font-size="9.5pt" style:font-size-asian="9.5pt" style:font-size-complex="11pt" fo:background-color="#FFFFFF"/>
    </style:style>
    <style:style style:name="P254" style:parent-style-name="Standard" style:family="paragraph">
      <style:paragraph-properties style:line-height-at-least="0.1875in"/>
    </style:style>
    <style:style style:name="T255" style:parent-style-name="Fuentedepárrafopredeter." style:family="text">
      <style:text-properties fo:color="#000000" fo:background-color="#FFFFFF"/>
    </style:style>
    <style:style style:name="T256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257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258" style:parent-style-name="Fuentedepárrafopredeter." style:family="text">
      <style:text-properties style:font-name="IBMPlexMono, 'Courier New', mon" fo:color="#098658" fo:font-size="9pt" style:font-size-asian="9pt" fo:background-color="#FFFFFF"/>
    </style:style>
    <style:style style:name="T259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P260" style:parent-style-name="Standard" style:family="paragraph">
      <style:paragraph-properties style:line-height-at-least="0.1875in"/>
    </style:style>
    <style:style style:name="T261" style:parent-style-name="Fuentedepárrafopredeter." style:family="text">
      <style:text-properties fo:color="#000000" fo:background-color="#FFFFFF"/>
    </style:style>
    <style:style style:name="T262" style:parent-style-name="Fuentedepárrafopredeter." style:family="text">
      <style:text-properties style:font-name="IBMPlexMono, 'Courier New', mon" fo:color="#A31515" fo:font-size="9pt" style:font-size-asian="9pt" fo:background-color="#FFFFFF"/>
    </style:style>
    <style:style style:name="T263" style:parent-style-name="Fuentedepárrafopredeter." style:family="text">
      <style:text-properties style:font-name="IBMPlexMono, 'Courier New', mon" fo:color="#000000" fo:font-size="9pt" style:font-size-asian="9pt" fo:background-color="#FFFFFF"/>
    </style:style>
    <style:style style:name="T264" style:parent-style-name="Fuentedepárrafopredeter." style:family="text">
      <style:text-properties style:font-name="IBMPlexMono, 'Courier New', mon" fo:color="#098658" fo:font-size="9pt" style:font-size-asian="9pt" fo:background-color="#FFFFFF"/>
    </style:style>
    <style:style style:name="P265" style:parent-style-name="Standard" style:family="paragraph">
      <style:paragraph-properties style:line-height-at-least="0.1875in"/>
      <style:text-properties style:font-name="IBMPlexMono, 'Courier New', mon" fo:color="#000000" fo:font-size="9pt" style:font-size-asian="9pt" fo:background-color="#FFFFFF"/>
    </style:style>
    <style:style style:name="P266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67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68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/>
    </style:style>
    <style:style style:name="P269" style:parent-style-name="Standard" style:family="paragraph">
      <style:text-properties style:font-name="Century Gothic" style:font-name-complex="Century Gothic" fo:font-weight="bold" style:font-weight-asian="bold" style:font-weight-complex="bold" fo:font-size="11pt" style:font-size-asian="11pt" style:font-size-complex="11pt"/>
    </style:style>
    <style:style style:name="P270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1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2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3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4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5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6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77" style:parent-style-name="Standard" style:list-style-name="LFO2" style:family="paragraph">
      <style:text-properties style:font-name="Century Gothic" style:font-name-complex="Century Gothic" fo:font-size="11pt" style:font-size-asian="11pt" style:font-size-complex="11pt"/>
    </style:style>
    <style:style style:name="P278" style:parent-style-name="Standard" style:family="paragraph">
      <style:text-properties style:font-name="Century Gothic" style:font-name-complex="Century Gothic" fo:font-size="11pt" style:font-size-asian="11pt" style:font-size-complex="11pt"/>
    </style:style>
    <style:style style:name="P279" style:parent-style-name="Standard" style:list-style-name="LFO2" style:family="paragraph"/>
    <style:style style:name="T280" style:parent-style-name="Fuentedepárrafopredeter." style:family="text">
      <style:text-properties style:font-name="Century Gothic" style:font-name-complex="Century Gothic" fo:font-size="11pt" style:font-size-asian="11pt" style:font-size-complex="11pt"/>
    </style:style>
  </office:automatic-styles>
  <office:body>
    <office:text text:use-soft-page-breaks="true">
      <text:p text:style-name="P1">EXAMEN 1EVAL DWS</text:p>
      <text:p text:style-name="P14"/>
      <text:p text:style-name="P15">Dada la<text:s/>DDBB<text:s/>adjunta, realizar los siguientes endpoints con la arquitectura vista en clase:</text:p>
      <text:p text:style-name="P16"/>
      <text:list text:style-name="LFO1" text:continue-numbering="true">
        <text:list-item>
          <text:p text:style-name="P17">GET localhost:8080/api/orders (4<text:s/>pts)</text:p>
        </text:list-item>
      </text:list>
      <text:p text:style-name="P18"/>
      <text:p text:style-name="Standard"><text:span text:style-name="T19">Listado de todos los pedidos. La información de cada pedido será:</text:span></text:p>
      <text:p text:style-name="P20"/>
      <text:p text:style-name="Standard"><text:span text:style-name="T21">{</text:span></text:p>
      <text:p text:style-name="P22"><text:span text:style-name="T23">        <text:s text:c="8"/></text:span><text:span text:style-name="T24">"id"</text:span><text:span text:style-name="T25">:<text:s/></text:span><text:span text:style-name="T26">1</text:span><text:span text:style-name="T27">,</text:span></text:p>
      <text:p text:style-name="P28"><text:span text:style-name="T29">        <text:s text:c="8"/></text:span><text:span text:style-name="T30">"orderDate"</text:span><text:span text:style-name="T31">: “</text:span><text:span text:style-name="T32">2023-11-30”</text:span><text:span text:style-name="T33">,</text:span></text:p>
      <text:p text:style-name="P34"><text:span text:style-name="T35">        <text:s text:c="8"/></text:span><text:span text:style-name="T36">"deliveryDate"</text:span><text:span text:style-name="T37">: “</text:span><text:span text:style-name="T38">2023-12-05”</text:span><text:span text:style-name="T39">,</text:span></text:p>
      <text:p text:style-name="P40"><text:span text:style-name="T41">        <text:s text:c="8"/></text:span><text:span text:style-name="T42">"status"</text:span><text:span text:style-name="T43">:<text:s/></text:span><text:span text:style-name="T44">"DELIVERED"</text:span><text:span text:style-name="T45">,</text:span></text:p>
      <text:p text:style-name="P46"><text:span text:style-name="T47">        <text:s text:c="8"/></text:span><text:span text:style-name="T48">"total"</text:span><text:span text:style-name="T49">:<text:s/></text:span><text:span text:style-name="T50">85.50</text:span></text:p>
      <text:p text:style-name="P51"><text:span text:style-name="T52">    <text:s text:c="7"/></text:span><text:span text:style-name="T53">}</text:span></text:p>
      <text:p text:style-name="P54"/>
      <text:p text:style-name="P55"/>
      <text:list text:style-name="LFO1" text:continue-numbering="true">
        <text:list-item>
          <text:p text:style-name="P56">GET localhost:8080/api/orders/{id} (4<text:s/>pts)</text:p>
        </text:list-item>
      </text:list>
      <text:p text:style-name="P57"/>
      <text:p text:style-name="Standard"><text:span text:style-name="T58">Detalle de un pedido, con la siguiente información (</text:span><text:span text:style-name="T59">la imagen no tiene porqué coincidir con los datos reales</text:span><text:span text:style-name="T60">):</text:span></text:p>
      <text:p text:style-name="P61"/>
      <text:p text:style-name="P62">{</text:p>
      <text:p text:style-name="P63"><text:span text:style-name="T64"><text:s text:c="2"/>    <text:s text:c="10"/></text:span><text:span text:style-name="T65">"id"</text:span><text:span text:style-name="T66">:<text:s/></text:span><text:span text:style-name="T67">5</text:span><text:span text:style-name="T68">,</text:span></text:p>
      <text:p text:style-name="P69"><text:span text:style-name="T70">    <text:s text:c="12"/></text:span><text:span text:style-name="T71">"orderDate"</text:span><text:span text:style-name="T72">:<text:s/></text:span><text:span text:style-name="T73">"2024-03-20"</text:span><text:span text:style-name="T74">,</text:span></text:p>
      <text:p text:style-name="P75"><text:span text:style-name="T76">    <text:s text:c="12"/></text:span><text:span text:style-name="T77">"deliveryDate"</text:span><text:span text:style-name="T78">:<text:s/></text:span><text:span text:style-name="T79">"2024-03-25"</text:span><text:span text:style-name="T80">,</text:span></text:p>
      <text:p text:style-name="P81"><text:span text:style-name="T82">    <text:s text:c="12"/></text:span><text:span text:style-name="T83">"status"</text:span><text:span text:style-name="T84">:<text:s/></text:span><text:span text:style-name="T85">"DELIVERED"</text:span><text:span text:style-name="T86">,</text:span></text:p>
      <text:p text:style-name="P87"><text:span text:style-name="T88">    <text:s text:c="12"/></text:span><text:span text:style-name="T89">"total"</text:span><text:span text:style-name="T90">:<text:s/></text:span><text:span text:style-name="T91">61.40</text:span><text:span text:style-name="T92">,</text:span></text:p>
      <text:p text:style-name="P93"><text:span text:style-name="T94">    <text:s text:c="12"/></text:span><text:span text:style-name="T95">"user"</text:span><text:span text:style-name="T96">: {</text:span></text:p>
      <text:p text:style-name="P97"><text:span text:style-name="T98">        <text:s text:c="11"/></text:span><text:span text:style-name="T99">"name"</text:span><text:span text:style-name="T100">:<text:s/></text:span><text:span text:style-name="T101">"Ana Martínez Sánchez"</text:span><text:span text:style-name="T102">,</text:span></text:p>
      <text:p text:style-name="P103"><text:span text:style-name="T104">        <text:s text:c="11"/></text:span><text:span text:style-name="T105">"address"</text:span><text:span text:style-name="T106">:<text:s/></text:span><text:span text:style-name="T107">"Calle User2"</text:span><text:span text:style-name="T108">,</text:span></text:p>
      <text:p text:style-name="P109"><text:span text:style-name="T110">        <text:s text:c="11"/></text:span><text:span text:style-name="T111">"admin"</text:span><text:span text:style-name="T112">:<text:s/></text:span><text:span text:style-name="T113">false</text:span></text:p>
      <text:p text:style-name="P114"><text:span text:style-name="T115">    <text:s text:c="12"/></text:span><text:span text:style-name="T116">},</text:span></text:p>
      <text:p text:style-name="P117"><text:span text:style-name="T118">    <text:s text:c="11"/></text:span><text:span text:style-name="T119">"orderDetails"</text:span><text:span text:style-name="T120">: [</text:span></text:p>
      <text:p text:style-name="P121"><text:span text:style-name="T122">        <text:s text:c="3"/>{</text:span></text:p>
      <text:p text:style-name="P123"><text:span text:style-name="T124">            <text:s text:c="12"/></text:span><text:span text:style-name="T125">"quantity"</text:span><text:span text:style-name="T126">:<text:s/></text:span><text:span text:style-name="T127">1</text:span><text:span text:style-name="T128">,</text:span></text:p>
      <text:p text:style-name="P129"><text:span text:style-name="T130"><text:tab/>           <text:s/></text:span><text:span text:style-name="T131">"price"</text:span><text:span text:style-name="T132">:<text:s/></text:span><text:span text:style-name="T133">11.50</text:span><text:span text:style-name="T134">,</text:span></text:p>
      <text:p text:style-name="P135"><text:span text:style-name="T136">           <text:s/></text:span><text:span text:style-name="T137"><text:tab/></text:span><text:span text:style-name="T138">"book"</text:span><text:span text:style-name="T139">: {</text:span></text:p>
      <text:p text:style-name="P140"><text:span text:style-name="T141"><text:s text:c="15"/>"id"</text:span><text:span text:style-name="T142">:<text:s/></text:span><text:span text:style-name="T143">3</text:span><text:span text:style-name="T144">,</text:span></text:p>
      <text:p text:style-name="P145"><text:span text:style-name="T146"><text:tab/>            <text:s text:c="3"/></text:span><text:span text:style-name="T147">"isbn"</text:span><text:span text:style-name="T148">:<text:s/></text:span><text:span text:style-name="T149">"9786074213485"</text:span><text:span text:style-name="T150">,</text:span></text:p>
      <text:p text:style-name="P151"><text:span text:style-name="T152">           <text:s/></text:span><text:span text:style-name="T153"><text:tab/>   </text:span><text:span text:style-name="T154">"title"</text:span><text:span text:style-name="T155">:<text:s/></text:span><text:span text:style-name="T156">"La insorportable levedad del ser"</text:span></text:p>
      <text:p text:style-name="P157"><text:span text:style-name="T158"><text:tab/>          <text:s text:c="2"/></text:span><text:span text:style-name="T159">}</text:span></text:p>
      <text:p text:style-name="P160"><text:span text:style-name="T161"><text:tab/>       <text:s/></text:span><text:span text:style-name="T162">},</text:span></text:p>
      <text:p text:style-name="P163"><text:span text:style-name="T164">        <text:s text:c="12"/></text:span><text:span text:style-name="T165">{</text:span></text:p>
      <text:soft-page-break/>
      <text:p text:style-name="P166"><text:span text:style-name="T167">            <text:s text:c="12"/></text:span><text:span text:style-name="T168">"quantity"</text:span><text:span text:style-name="T169">:<text:s/></text:span><text:span text:style-name="T170">2</text:span><text:span text:style-name="T171">,</text:span></text:p>
      <text:p text:style-name="P172"><text:span text:style-name="T173">            <text:s text:c="12"/></text:span><text:span text:style-name="T174">"price"</text:span><text:span text:style-name="T175">:<text:s/></text:span><text:span text:style-name="T176">20.30</text:span><text:span text:style-name="T177">,</text:span></text:p>
      <text:p text:style-name="P178"><text:span text:style-name="T179">            <text:s text:c="12"/></text:span><text:span text:style-name="T180">"book"</text:span><text:span text:style-name="T181">: {</text:span></text:p>
      <text:p text:style-name="P182"><text:span text:style-name="T183"><text:s text:c="15"/>"id"</text:span><text:span text:style-name="T184">:<text:s/></text:span><text:span text:style-name="T185">4</text:span><text:span text:style-name="T186">,</text:span></text:p>
      <text:p text:style-name="P187"><text:span text:style-name="T188">                <text:s text:c="11"/></text:span><text:span text:style-name="T189">"isbn"</text:span><text:span text:style-name="T190">:<text:s/></text:span><text:span text:style-name="T191">"9788466338141"</text:span><text:span text:style-name="T192">,</text:span></text:p>
      <text:p text:style-name="P193"><text:span text:style-name="T194">                <text:s text:c="11"/></text:span><text:span text:style-name="T195">"title"</text:span><text:span text:style-name="T196">:<text:s/></text:span><text:span text:style-name="T197">"La isla del día de antes"</text:span></text:p>
      <text:p text:style-name="P198"><text:span text:style-name="T199">            <text:s text:c="12"/></text:span><text:span text:style-name="T200">}</text:span></text:p>
      <text:p text:style-name="P201"><text:span text:style-name="T202">        <text:s text:c="12"/></text:span><text:span text:style-name="T203">},</text:span></text:p>
      <text:p text:style-name="P204"><text:span text:style-name="T205">        <text:s text:c="3"/>{</text:span></text:p>
      <text:p text:style-name="P206"><text:span text:style-name="T207">            <text:s text:c="12"/></text:span><text:span text:style-name="T208">"quantity"</text:span><text:span text:style-name="T209">:<text:s/></text:span><text:span text:style-name="T210">1</text:span><text:span text:style-name="T211">,</text:span></text:p>
      <text:p text:style-name="P212"><text:span text:style-name="T213">            <text:s text:c="12"/></text:span><text:span text:style-name="T214">"price"</text:span><text:span text:style-name="T215">:<text:s/></text:span><text:span text:style-name="T216">9.30</text:span><text:span text:style-name="T217">,</text:span></text:p>
      <text:p text:style-name="P218"><text:span text:style-name="T219">            <text:s text:c="12"/></text:span><text:span text:style-name="T220">"book"</text:span><text:span text:style-name="T221">: {</text:span></text:p>
      <text:p text:style-name="P222"><text:span text:style-name="T223"><text:s text:c="15"/>"id"</text:span><text:span text:style-name="T224">:<text:s/></text:span><text:span text:style-name="T225">5</text:span><text:span text:style-name="T226">,</text:span></text:p>
      <text:p text:style-name="P227"><text:span text:style-name="T228">                <text:s text:c="11"/></text:span><text:span text:style-name="T229">"isbn"</text:span><text:span text:style-name="T230">:<text:s/></text:span><text:span text:style-name="T231">"9788448022440"</text:span><text:span text:style-name="T232">,</text:span></text:p>
      <text:p text:style-name="P233"><text:span text:style-name="T234">                <text:s text:c="11"/></text:span><text:span text:style-name="T235">"title"</text:span><text:span text:style-name="T236">:<text:s/></text:span><text:span text:style-name="T237">"Buenos presagios"</text:span></text:p>
      <text:p text:style-name="P238"><text:span text:style-name="T239">            <text:s text:c="12"/></text:span><text:span text:style-name="T240">}</text:span></text:p>
      <text:p text:style-name="P241"><text:span text:style-name="T242">        <text:s text:c="11"/></text:span><text:span text:style-name="T243">}</text:span></text:p>
      <text:p text:style-name="P244"><text:span text:style-name="T245">    <text:s text:c="11"/></text:span><text:span text:style-name="T246">]</text:span></text:p>
      <text:p text:style-name="P247"><text:s text:c="6"/>}</text:p>
      <text:p text:style-name="P248"/>
      <text:list text:style-name="LFO1" text:continue-numbering="true">
        <text:list-item>
          <text:p text:style-name="P249">POST localhost:8080/api/orders/{idOrder}/books/{idBook} (3<text:s/>pt)</text:p>
        </text:list-item>
      </text:list>
      <text:p text:style-name="P250"/>
      <text:p text:style-name="P251">Insertar un libro a un pedido. La información que se le pasará será la cantidad y el precio:</text:p>
      <text:p text:style-name="P252"/>
      <text:p text:style-name="P253">{</text:p>
      <text:p text:style-name="P254"><text:span text:style-name="T255">    <text:s text:c="12"/></text:span><text:span text:style-name="T256">"quantity"</text:span><text:span text:style-name="T257">:<text:s/></text:span><text:span text:style-name="T258">2</text:span><text:span text:style-name="T259">,</text:span></text:p>
      <text:p text:style-name="P260"><text:span text:style-name="T261">    <text:s text:c="12"/></text:span><text:span text:style-name="T262">"price"</text:span><text:span text:style-name="T263">:<text:s/></text:span><text:span text:style-name="T264">23.40</text:span></text:p>
      <text:p text:style-name="P265"><text:s text:c="7"/>}</text:p>
      <text:p text:style-name="P266"/>
      <text:p text:style-name="P267"/>
      <text:p text:style-name="P268">Notas:</text:p>
      <text:p text:style-name="P269"/>
      <text:list text:style-name="LFO2" text:continue-numbering="true">
        <text:list-item>
          <text:p text:style-name="P270">El campo status en la bbdd es de tipo númerico. La correspondencia será:</text:p>
          <text:list text:continue-numbering="true">
            <text:list-item>
              <text:p text:style-name="P271">0 → Pending</text:p>
            </text:list-item>
            <text:list-item>
              <text:p text:style-name="P272">1 → Actuated</text:p>
            </text:list-item>
            <text:list-item>
              <text:p text:style-name="P273">2 → Cancelled</text:p>
            </text:list-item>
            <text:list-item>
              <text:p text:style-name="P274">3 → In transit</text:p>
            </text:list-item>
            <text:list-item>
              <text:p text:style-name="P275">4 → Delivered</text:p>
            </text:list-item>
          </text:list>
        </text:list-item>
      </text:list>
      <text:p text:style-name="P276"/>
      <text:list text:style-name="LFO2" text:continue-numbering="true">
        <text:list-item>
          <text:p text:style-name="P277">No hace falta implementar los métodos que no se vayan a usar (por ejemplo, el método save() de OrderRespository no implementar el insert).</text:p>
        </text:list-item>
      </text:list>
      <text:p text:style-name="P278"/>
      <text:list text:style-name="LFO2" text:continue-numbering="true">
        <text:list-item>
          <text:p text:style-name="P279"><text:span text:style-name="T280">Podéis crear los modelos de dominio o presentación como queráis (siempre que tenga lógica). No hace falta que penséis en funcionalidad futura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entury Gothic" svg:font-family="Century Gothic" style:font-family-generic="swiss" style:font-pitch="variable" svg:panose-1="2 11 5 2 2 2 2 2 2 4"/>
    <style:font-face style:name="IBMPlexMono, 'Courier New', mon" svg:font-family="IBMPlexMono, 'Courier New', mon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style:text-line-through-type="none" fo:color="#000000" style:text-underline-type="none" style:text-underline-color="font-color"/>
    </style:style>
    <style:style style:name="Númerodepágina" style:display-name="Número de página" style:family="text" style:parent-style-name="Fuentedepárrafopredeter."/>
    <style:style style:name="EncabezadoCar" style:display-name="Encabezado Car" style:family="text">
      <style:text-properties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459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Encabezado" style:family="paragraph">
      <style:paragraph-properties fo:text-align="center">
        <style:tab-stops>
          <style:tab-stop style:type="left" style:position="4.725in"/>
        </style:tab-stops>
      </style:paragraph-properties>
      <style:text-properties style:font-name="Century Gothic" style:font-name-complex="Century Gothic" fo:font-size="14pt" style:font-size-asian="14pt" style:font-size-complex="14pt"/>
    </style:style>
    <style:style style:name="P4" style:parent-style-name="Standard" style:family="paragraph">
      <style:paragraph-properties fo:border="0.0069in solid #000000" fo:padding-top="0.0138in" fo:padding-left="0.0555in" fo:padding-bottom="0.0138in" fo:padding-right="0.0555in" style:shadow="none" fo:background-color="#D9D9D9">
        <style:background-fill draw:fill="solid" draw:fill-color="#D9D9D9"/>
      </style:paragraph-properties>
    </style:style>
    <style:style style:name="T5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6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7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8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9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10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11" style:parent-style-name="Fuentedepárrafopredeter." style:family="text"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fo:border="0.0069in solid #000000" fo:padding-top="0.0138in" fo:padding-left="0.0555in" fo:padding-bottom="0.0138in" fo:padding-right="0.0555in" style:shadow="none" fo:background-color="#D9D9D9">
        <style:background-fill draw:fill="solid" draw:fill-color="#D9D9D9"/>
      </style:paragraph-properties>
      <style:text-properties style:font-name="Century Gothic" style:font-name-complex="Century Gothic" fo:font-weight="bold" style:font-weight-asian="bold" fo:font-size="11pt" style:font-size-asian="11pt" style:font-size-complex="11pt"/>
    </style:style>
    <style:style style:name="T13" style:parent-style-name="Númerodepágina" style:family="text">
      <style:text-properties style:font-name="Century Gothic" style:font-name-asian="Century Gothic" style:font-name-complex="Century Gothic" fo:font-size="7pt" style:font-size-asian="7pt" style:font-size-complex="7pt" fo:language="ca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.05079in" fo:padding-bottom="0.05079in" fo:padding-left="0.10079in" fo:padding-right="0.10079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61312" draw:style-name="a0" draw:name="Imagen2" text:anchor-type="paragraph" svg:x="4.82795in" svg:y="-0.13346in" svg:width="2.11457in" svg:height="0.47913in" style:rel-width="scale" style:rel-height="scale"><draw:image xlink:href="media/image1.png" xlink:type="simple" xlink:show="embed" xlink:actuate="onLoad"/><svg:title/><svg:desc/></draw:frame></text:p>
        <text:p text:style-name="Encabezado"><draw:frame draw:z-index="251660288" draw:id="id0" draw:style-name="a1" draw:name="Marco1" text:anchor-type="paragraph" svg:x="2.12559in" svg:y="0.15433in" svg:width="5.025in" svg:height="1.05139in" style:rel-width="scale" style:rel-height="scale"><draw:text-box><text:p text:style-name="P3">EXAMEN</text:p><text:p text:style-name="P4"><text:span text:style-name="T5">MÒDUL: DWS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DATA: 04/12/2024</text:span></text:p><text:p text:style-name="P12">NOM:</text:p></draw:text-box><svg:title/><svg:desc/></draw:frame></text:p>
        <text:p text:style-name="Encabezado"/>
        <text:p text:style-name="Encabezado"/>
        <text:p text:style-name="Encabezado"/>
        <text:p text:style-name="Encabezado"><draw:frame draw:z-index="251659264" draw:style-name="a2" draw:name="Imagen 2" text:anchor-type="paragraph" svg:x="0.43346in" svg:y="0.3937in" svg:width="2.6252in" svg:height="0.8752in" style:rel-width="scale" style:rel-height="scale"><draw:image xlink:href="media/image2.png" xlink:type="simple" xlink:show="embed" xlink:actuate="onLoad"/><svg:title/><svg:desc/></draw:frame></text:p>
      </style:header>
      <style:footer>
        <text:p text:style-name="Piedepágina"><draw:frame draw:z-index="251663360" draw:style-name="a3" draw:name="Imagen1" text:anchor-type="paragraph" svg:x="-0.65827in" svg:y="-0.25354in" svg:width="0.75827in" svg:height="0.7252in" style:rel-width="scale" style:rel-height="scale"><draw:image xlink:href="media/image3.png" xlink:type="simple" xlink:show="embed" xlink:actuate="onLoad"/><svg:title/><svg:desc/></draw:frame><text:span text:style-name="T13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casa</meta:initial-creator>
    <dc:creator>Darío Lorente</dc:creator>
    <meta:creation-date>2024-12-04T10:04:00Z</meta:creation-date>
    <dc:date>2024-12-04T10:05:00Z</dc:date>
    <meta:template xlink:href="Normal.dotm" xlink:type="simple"/>
    <meta:editing-cycles>3</meta:editing-cycles>
    <meta:editing-duration>PT180S</meta:editing-duration>
    <meta:document-statistic meta:page-count="2" meta:paragraph-count="5" meta:word-count="379" meta:character-count="2538" meta:row-count="18" meta:non-whitespace-character-count="2164"/>
  </office:meta>
</office:document-meta>
</file>